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da, wrath of Ras al Ghul</text:p>
      <text:p text:style-name="P1"/>
      <text:p text:style-name="P1">Meeting Agenda</text:p>
      <text:p text:style-name="P1"/>
      <text:p text:style-name="P1"/>
      <text:p text:style-name="Standard"><text:s text:c="2"/><text:tab/>Date: 2015-05-21</text:p>
      <text:p text:style-name="Standard"/>
      <text:p text:style-name="Standard"><text:s text:c="2"/><text:tab/>Facilitator: Anders Bolin</text:p>
      <text:p text:style-name="Standard"/>
      <text:p text:style-name="Standard"><text:s text:c="2"/><text:tab/>Participants: Philip Tibom, Anders Bolin, Hossien Hussain, Daniel Olsson</text:p>
      <text:p text:style-name="Standard"/>
      <text:list xml:id="list7826144857188163312" text:style-name="L1">
        <text:list-item>
          <text:p text:style-name="P2">Objectives (5 min). Resolve any issues preventing the team to continue.</text:p>
          <text:p text:style-name="P2"/>
        </text:list-item>
      </text:list>
      <text:p text:style-name="Standard"><text:tab/><text:tab/>Screenhandler eventbus is needed, Tibom will add if needed or use</text:p>
      <text:p text:style-name="Standard"><text:tab/><text:tab/>of existing will work. Center camera on Kelde with small space around.</text:p>
      <text:p text:style-name="Standard"><text:tab/><text:tab/>Daniel will not merge without expressed consent of Philip Tibom.</text:p>
      <text:p text:style-name="Standard"/>
      <text:p text:style-name="Standard"><text:tab/>2. Reports (15 min) from previous meeting</text:p>
      <text:p text:style-name="Standard"/>
      <text:p text:style-name="Standard"><text:tab/><text:tab/>Anders Bolin and Philip Tibom has finished SDD. <text:s/>Anders Bolin has also<text:tab/></text:p>
      <text:p text:style-name="Standard"><text:tab/><text:tab/>been woring on monster bitmask and arrows. Hossian Hossien has been </text:p>
      <text:p text:style-name="Standard"><text:tab/><text:tab/>working on eventbus system and lava-world issues and refactoring. Daniel </text:p>
      <text:p text:style-name="Standard"><text:tab/><text:tab/>has been fixing his branch. Tibom has fixed the merge made by Daniel and </text:p>
      <text:p text:style-name="Standard"><text:tab/><text:tab/>master is back to working version again.</text:p>
      <text:p text:style-name="Standard"/>
      <text:list xml:id="list468300162886479805" text:style-name="L4">
        <text:list-item>
          <text:p text:style-name="P3">Discussion items (30 minutes)</text:p>
        </text:list-item>
      </text:list>
      <text:p text:style-name="Standard"><text:tab/><text:tab/></text:p>
      <text:p text:style-name="Standard"><text:tab/><text:tab/>Discussed usercase and adding new ones. </text:p>
      <text:p text:style-name="Standard"/>
      <text:p text:style-name="Standard"><text:tab/>4. Outcomes and assignments (5 min) </text:p>
      <text:p text:style-name="Standard"/>
      <text:p text:style-name="Standard"><text:tab/><text:tab/>Daniel will add more menu screens, player adding own name, Player caracter</text:p>
      <text:p text:style-name="Standard"><text:tab/><text:tab/>clothes. Philip will finish fighting and add bigger map. Anders will finish arrows</text:p>
      <text:p text:style-name="Standard"><text:tab/><text:tab/>and monster health. Hossien will work with lava-world and adding larger world.</text:p>
      <text:p text:style-name="Standard"/>
      <text:p text:style-name="Standard"/>
      <text:p text:style-name="Standard"><text:tab/>5. Wrap up</text:p>
      <text:p text:style-name="Standard"><text:s text:c="2"/><text:tab/> <text:s text:c="5"/></text:p>
      <text:list xml:id="list2979947212037355874" text:style-name="L5">
        <text:list-item>
          <text:list>
            <text:list-item>
              <text:list>
                <text:list-item>
                  <text:p text:style-name="P4">Next meeting on monday 25/5.</text:p>
                  <text:p text:style-name="P4"/>
                </text:list-item>
              </text:list>
            </text:list-item>
          </text:list>
        </text:list-item>
      </text:list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5-21T13:15:02.80</meta:creation-date>
    <meta:document-statistic meta:table-count="0" meta:image-count="0" meta:object-count="0" meta:page-count="1" meta:paragraph-count="26" meta:word-count="191" meta:character-count="1221"/>
    <dc:date>2015-05-21T13:51:43.54</dc:date>
    <dc:creator>Anders Bolin</dc:creator>
    <meta:editing-duration>PT5M39S</meta:editing-duration>
    <meta:editing-cycles>1</meta:editing-cycles>
    <meta:generator>OpenOffice/4.1.1$Win32 OpenOffice.org_project/411m6$Build-9775</meta:generator>
  </office:meta>
</office:document-meta>
</file>